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6c54" officeooo:paragraph-rsid="000a6c54" style:font-weight-asian="bold" style:font-weight-complex="bold"/>
    </style:style>
    <style:style style:name="P2" style:family="paragraph" style:parent-style-name="Standard">
      <style:text-properties fo:font-weight="bold" officeooo:rsid="00113c00" officeooo:paragraph-rsid="00113c00" style:font-weight-asian="bold" style:font-weight-complex="bold"/>
    </style:style>
    <style:style style:name="P3" style:family="paragraph" style:parent-style-name="Standard">
      <style:text-properties fo:font-weight="normal" officeooo:rsid="000a6c54" officeooo:paragraph-rsid="000a6c54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0c6bb1" officeooo:paragraph-rsid="000c6bb1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2fadc" officeooo:paragraph-rsid="0012fadc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4b92b" officeooo:paragraph-rsid="0014b92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5999e" officeooo:paragraph-rsid="0015999e" style:font-weight-asian="normal" style:font-weight-complex="normal"/>
    </style:style>
    <style:style style:name="P8" style:family="paragraph" style:parent-style-name="Standard">
      <style:text-properties officeooo:paragraph-rsid="000cf261"/>
    </style:style>
    <style:style style:name="P9" style:family="paragraph" style:parent-style-name="Standard">
      <style:text-properties officeooo:rsid="00111be0" officeooo:paragraph-rsid="00111be0"/>
    </style:style>
    <style:style style:name="P10" style:family="paragraph" style:parent-style-name="Standard">
      <style:text-properties officeooo:rsid="00113c00" officeooo:paragraph-rsid="00113c00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12fadc" officeooo:paragraph-rsid="0012fadc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14b92b" officeooo:paragraph-rsid="0014b92b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15999e" officeooo:paragraph-rsid="0015999e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5999e" officeooo:paragraph-rsid="0015999e" style:font-weight-asian="bold" style:font-weight-complex="bold"/>
    </style:style>
    <style:style style:name="P15" style:family="paragraph" style:parent-style-name="Standard">
      <style:text-properties style:text-underline-style="none" officeooo:rsid="00111be0" officeooo:paragraph-rsid="00111be0"/>
    </style:style>
    <style:style style:name="P16" style:family="paragraph" style:parent-style-name="Standard">
      <style:text-properties style:text-underline-style="none" officeooo:rsid="00113c00" officeooo:paragraph-rsid="00113c00"/>
    </style:style>
    <style:style style:name="P17" style:family="paragraph" style:parent-style-name="Standard">
      <style:text-properties style:text-underline-style="none" fo:font-weight="bold" officeooo:rsid="00113c00" officeooo:paragraph-rsid="00113c00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5999e" officeooo:paragraph-rsid="0015999e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a08e4" officeooo:paragraph-rsid="001a08e4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12fadc" officeooo:paragraph-rsid="0012fadc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4b92b" officeooo:paragraph-rsid="0014b92b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66e06" officeooo:paragraph-rsid="00166e06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0a6c54" officeooo:paragraph-rsid="000a6c54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a08e4" officeooo:paragraph-rsid="001a08e4" style:font-weight-asian="normal" style:font-weight-complex="normal"/>
    </style:style>
    <style:style style:name="P25" style:family="paragraph" style:parent-style-name="Standard">
      <style:text-properties fo:font-weight="normal" officeooo:rsid="000a6c54" officeooo:paragraph-rsid="000a6c54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166e06" officeooo:paragraph-rsid="00166e06" style:font-weight-asian="normal" style:font-weight-complex="normal"/>
    </style:style>
    <style:style style:name="P27" style:family="paragraph" style:parent-style-name="Standard">
      <style:text-properties style:text-underline-style="solid" style:text-underline-width="auto" style:text-underline-color="font-color" fo:font-weight="normal" officeooo:rsid="001a08e4" officeooo:paragraph-rsid="001a08e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officeooo:rsid="000cf261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officeooo:rsid="000cf261" style:font-weight-asian="normal" style:font-weight-complex="normal"/>
    </style:style>
    <style:style style:name="T5" style:family="text">
      <style:text-properties style:text-underline-style="none" fo:font-weight="normal" officeooo:rsid="000e1a61" style:font-weight-asian="normal" style:font-weight-complex="normal"/>
    </style:style>
    <style:style style:name="T6" style:family="text">
      <style:text-properties officeooo:rsid="001411c2"/>
    </style:style>
    <style:style style:name="T7" style:family="text">
      <style:text-properties officeooo:rsid="0014b9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ext:p text:style-name="P3"><text:span text:style-name="T1">Discord</text:span> es una aplicación de comunicación, diseñada en un principio para la comunidad gamer pero que ha evolucionado con el paso de los años para servir a gran cantidad de usuarios y comunidades con diversos fines. </text:p>
      <text:p text:style-name="P3"/>
      <text:p text:style-name="P4">2.</text:p>
      <text:p text:style-name="P4"/>
      <text:p text:style-name="P8"><text:span text:style-name="T2">Desarrolladores:</text:span><text:span text:style-name="T4"> </text:span><text:span text:style-name="T5">Sus creadores son </text:span><text:span text:style-name="T3">Jason Citron y Stan Vishnevskiy.</text:span></text:p>
      <text:p text:style-name="P8"><text:span text:style-name="T3"/></text:p>
      <text:p text:style-name="P15">Fue lanzada en 2015. La idea nació de la necesidad de una herramienta de comunicación eficiente para gamers, pero rápidamente se expandió a otros sectores. </text:p>
      <text:p text:style-name="P9"><text:span text:style-name="T3"/></text:p>
      <text:p text:style-name="P15">La aplicación está disponible para Windows, macOs, Linux, iOS, Android y navegadores web, y su funcionalidad permite usarla desde cualquier dispositivo sin perder funcionalidades.</text:p>
      <text:p text:style-name="P9"><text:span text:style-name="T3"/></text:p>
      <text:p text:style-name="P15">Es una aplicación gratuita pero ofrece una suscripción premium llamada Discord Nitro, que añade mejoras como mayor calidad en las videollamadas, personalización de emojis y más opciones para los servidores. </text:p>
      <text:p text:style-name="P9"><text:span text:style-name="T3"/></text:p>
      <text:p text:style-name="P15">Está diseñada para cualquier persona o grupo que necesite comunicarse online en entornos educativos, laborales o de entretenimiento.</text:p>
      <text:p text:style-name="P9"><text:span text:style-name="T3"/></text:p>
      <text:p text:style-name="P16">Antes de Discord, la comunicación en comunidades online era un caos, los programas de voz eran pesados y poco intuitivos, foros limitados y las redes sociales no ofrecían espacios de comunicación en tiempo real, cosa que Discord resolvió integrando texto, voz y vídeo en la misma aplicación, con servidores organizados y personalizables.</text:p>
      <text:p text:style-name="P10"><text:span text:style-name="T3"/></text:p>
      <text:p text:style-name="P17">3.</text:p>
      <text:p text:style-name="P2"><text:span text:style-name="T3"/></text:p>
      <text:p text:style-name="P11">Servidores y canales</text:p>
      <text:p text:style-name="P5"/>
      <text:p text:style-name="P5">Discord permite la creación de servidores, que son espacios virutales con diferentes canales de texto y de voz. Esto permite tener las conversaciones organizadas por temas.</text:p>
      <text:p text:style-name="P5"/>
      <text:p text:style-name="P11">Chat de voz y de vídeo</text:p>
      <text:p text:style-name="P11"><text:span text:style-name="T3"/></text:p>
      <text:p text:style-name="P5">Las llamadas de voz y vídeo son de alta calidad y permiten compartir pantalla, lo que es muy útil para reuniones de trabajo, salas de estudio en grupo o sesiones de juego, etc.</text:p>
      <text:p text:style-name="P11"><text:span text:style-name="T3"/></text:p>
      <text:p text:style-name="P11">Bots y personalización</text:p>
      <text:p text:style-name="P11"/>
      <text:p text:style-name="P5">Los servidores pueden integrar bots para automatizar tareas, <text:span text:style-name="T6">moderación en chats, juegos, música. </text:span><text:span text:style-name="T7">Además, se pueden personalizar permisos, roles, emojis exclusivos.</text:span></text:p>
      <text:p text:style-name="P5"/>
      <text:p text:style-name="P12">UI</text:p>
      <text:p text:style-name="P6"/>
      <text:p text:style-name="P6">Tiene un diseño limpio y moderno, fácil de usar hasta para principiantes.</text:p>
      <text:p text:style-name="P12"/>
      <text:p text:style-name="P12"/>
      <text:p text:style-name="P12"/>
      <text:p text:style-name="P12"/>
      <text:p text:style-name="P12"><text:soft-page-break/>UX</text:p>
      <text:p text:style-name="P12"><text:span text:style-name="T3"/></text:p>
      <text:p text:style-name="P6">La navegación es intuitiva y permite gestionar los servidores y canales de forma sencilla.</text:p>
      <text:p text:style-name="P12"><text:span text:style-name="T3"/></text:p>
      <text:p text:style-name="P18">5.</text:p>
      <text:p text:style-name="P14"><text:span text:style-name="T3"/></text:p>
      <text:p text:style-name="P13">Ventajas</text:p>
      <text:p text:style-name="P13"/>
      <text:p text:style-name="P7">Es una aplicación gratuita con muchas funcionalidades. Muy versátil, útil para muchas tareas en diversas comunidades para uso profesional o lúdico. Buena calidad en llamadas y vídeos y alto nivel de personalización adaptando los servidores a todas las necesidades.</text:p>
      <text:p text:style-name="P7"/>
      <text:p text:style-name="P13">Limitaciones</text:p>
      <text:p text:style-name="P7"/>
      <text:p text:style-name="P7">Tiene un uso intensivo de recursos, pudiendo consumir bastante memoria RAM sobre todo en dispositivos con menos capacidad. </text:p>
      <text:p text:style-name="P7"/>
      <text:p text:style-name="P7">Aunque hay herramientas de control algunos servidores pueden tener problemas de moderación si no se gestionan bien. Y aunque es intuitivo, al principio puede resultar abrumadora al tener tantas funcionalidades.</text:p>
      <text:p text:style-name="P3"/>
      <text:p text:style-name="P26">Comparativa</text:p>
      <text:p text:style-name="P22"/>
      <text:p text:style-name="P22">Las aplicaciones más parecidas a Discord y con mayor reconocimiento podrían ser:</text:p>
      <text:p text:style-name="P22"/>
      <text:p text:style-name="P22">Slack → </text:p>
      <text:p text:style-name="P22"/>
      <text:p text:style-name="P22">Teams → </text:p>
      <text:p text:style-name="P22"/>
      <text:p text:style-name="P22">Zoom → </text:p>
      <text:p text:style-name="P22"/>
      <text:p text:style-name="P22">Webex → </text:p>
      <text:p text:style-name="P23"/>
      <text:p text:style-name="P23"/>
      <text:p text:style-name="P19">6.</text:p>
      <text:p text:style-name="P24"/>
      <text:p text:style-name="P27">Resumen app</text:p>
      <text:p text:style-name="P27"/>
      <text:p text:style-name="P27">Recomendación</text:p>
      <text:p text:style-name="P27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22:15:04.331000000</meta:creation-date>
    <dc:date>2025-02-03T22:24:31.466000000</dc:date>
    <meta:editing-duration>PT1H42M42S</meta:editing-duration>
    <meta:editing-cycles>12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35" meta:word-count="432" meta:character-count="2809" meta:non-whitespace-character-count="2404"/>
  </office:meta>
</office:document-meta>
</file>